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fo:language="uk" fo:country="UA"/>
    </style:style>
    <style:style style:name="P2" style:family="paragraph" style:parent-style-name="Standard">
      <style:text-properties fo:color="#5eb9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книги **"RUST Очима хакера"** (українською мовою) я пропоную структуру змісту, яка враховує базові концепції Rust, а також їхню інтерпретацію з точки зору безпеки, експлуатації та захисту систем. Книга буде складатися з **15–20 заголовків**, розбитих на логічні розділи. Ось приклад змісту:</text:p>
      <text:p text:style-name="P2"/>
      <text:p text:style-name="P2">---</text:p>
      <text:p text:style-name="P2"/>
      <text:p text:style-name="P2">### **Зміст книги "RUST Очима хакера"**</text:p>
      <text:p text:style-name="P2"/>
      <text:p text:style-name="P2">#### **Частина 1: Вступ до Rust**</text:p>
      <text:p text:style-name="P2">1. **Що таке Rust? Чому його обирають хакери?**</text:p>
      <text:p text:style-name="P2"><text:s text:c="3"/>- Огляд мови програмування Rust.</text:p>
      <text:p text:style-name="P2"><text:s text:c="3"/>- Безпека та продуктивність як ключові переваги.</text:p>
      <text:p text:style-name="P2"><text:s text:c="3"/>- [Посилання](https://www.rust-lang.org/what)</text:p>
      <text:p text:style-name="P2"/>
      <text:p text:style-name="P2">2. **Історія Rust та його вплив на безпеку систем**</text:p>
      <text:p text:style-name="P2"><text:s text:c="3"/>- Виникнення Rust у Mozilla.</text:p>
      <text:p text:style-name="P2"><text:s text:c="3"/>- Як Rust допомагає запобігати уразливостям (buffer overflows, memory leaks).</text:p>
      <text:p text:style-name="P2"><text:s text:c="3"/>- [Посилання](https://doc.rust-lang.org/book/ch00-00-introduction.html)</text:p>
      <text:p text:style-name="P2"/>
      <text:p text:style-name="P2">3. **Встановлення Rust та перша програма**</text:p>
      <text:p text:style-name="P2"><text:s text:c="3"/>- Налаштування середовища (`rustup`, `cargo`).</text:p>
      <text:p text:style-name="P2"><text:s text:c="3"/>- Перша програма "Hello, World!" та аналіз її безпеки.</text:p>
      <text:p text:style-name="P2"><text:s text:c="3"/>- [Посилання](https://doc.rust-lang.org/book/ch01-02-hello-world.html)</text:p>
      <text:p text:style-name="P2"/>
      <text:p text:style-name="P2">---</text:p>
      <text:p text:style-name="P2"/>
      <text:p text:style-name="P2">#### **Частина 2: Безпека та влада над пам'яттю**</text:p>
      <text:p text:style-name="P2">4. **Концепція Ownership (Володіння)**</text:p>
      <text:p text:style-name="P2"><text:s text:c="3"/>- Як Rust забезпечує безпечну роботу з пам'яттю.</text:p>
      <text:p text:style-name="P2"><text:s text:c="3"/>- Приклади уразливостей, яких Rust уникнутий (порівняння з C/C++).</text:p>
      <text:p text:style-name="P2"><text:s text:c="3"/>- [Посилання](https://doc.rust-lang.org/book/ch04-00-understanding-ownership.html)</text:p>
      <text:p text:style-name="P2"/>
      <text:p text:style-name="P2">5. **Borrowing (Позичання) та References (Посилання)**</text:p>
      <text:p text:style-name="P2"><text:s text:c="3"/>- Правила borrowing та їхня роль у запобіганні data races.</text:p>
      <text:p text:style-name="P2"><text:s text:c="3"/>- Атаки через неправильне управління посиланнями.</text:p>
      <text:p text:style-name="P2"/>
      <text:p text:style-name="P2">6. **Lifetimes (Життєвий цикл)**</text:p>
      <text:p text:style-name="P2"><text:s text:c="3"/>- Як Rust контролює час життя даних.</text:p>
      <text:p text:style-name="P2"><text:s text:c="3"/>- Приклади потенційних проблем без lifetime checks.</text:p>
      <text:p text:style-name="P2"/>
      <text:p text:style-name="P2">7. **Safe vs Unsafe Rust**</text:p>
      <text:p text:style-name="P2"><text:s text:c="3"/>- Коли варто використовувати `unsafe`.</text:p>
      <text:p text:style-name="P2"><text:s text:c="3"/>- Ризики та можливість експлуатації.</text:p>
      <text:p text:style-name="P2"/>
      <text:p text:style-name="P2">---</text:p>
      <text:p text:style-name="P2"/>
      <text:p text:style-name="P2">#### **Частина 3: Паралельність та конкурентність**</text:p>
      <text:p text:style-name="P2">8. **Паралельність в Rust**</text:p>
      <text:p text:style-name="P2"><text:soft-page-break/><text:s text:c="3"/>- Захищеність від data races завдяки системі типів.</text:p>
      <text:p text:style-name="P2"><text:s text:c="3"/>- Приклади паралельних програм.</text:p>
      <text:p text:style-name="P2"/>
      <text:p text:style-name="P2">9. **Threads та Message Passing**</text:p>
      <text:p text:style-name="P2"><text:s text:c="3"/>- Безпечна взаємодія між потоками.</text:p>
      <text:p text:style-name="P2"><text:s text:c="3"/>- Аналіз атак на паралельні системи.</text:p>
      <text:p text:style-name="P2"/>
      <text:p text:style-name="P2">10. **Асинхронне програмування**</text:p>
      <text:p text:style-name="P2"><text:s text:c="4"/>- Async/await в Rust.</text:p>
      <text:p text:style-name="P2"><text:s text:c="4"/>- Безпека асинхронного коду.</text:p>
      <text:p text:style-name="P2"/>
      <text:p text:style-name="P2">---</text:p>
      <text:p text:style-name="P2"/>
      <text:p text:style-name="P2">#### **Частина 4: Хакерський підхід до Rust**</text:p>
      <text:p text:style-name="P2">11. **Аналіз уразливостей в Rust**</text:p>
      <text:p text:style-name="P2"><text:s text:c="4"/>- Як Rust захищає від типових уразливостей (buffer overflows, UAF).</text:p>
      <text:p text:style-name="P2"><text:s text:c="4"/>- Реальні приклади багів в Rust-проектах.</text:p>
      <text:p text:style-name="P2"/>
      <text:p text:style-name="P2">12. **Fuzzing та тестування безпеки**</text:p>
      <text:p text:style-name="P2"><text:s text:c="4"/>- Використання fuzzing для знаходження уразливостей.</text:p>
      <text:p text:style-name="P2"><text:s text:c="4"/>- Інструменти: `cargo-fuzz`, `afl.rs`.</text:p>
      <text:p text:style-name="P2"/>
      <text:p text:style-name="P2">13. **Експлуатація уразливостей в Rust**</text:p>
      <text:p text:style-name="P2"><text:s text:c="4"/>- Можливість експлуатації `unsafe` блоків.</text:p>
      <text:p text:style-name="P2"><text:s text:c="4"/>- Приклади реальних CVE в Rust-бібліотеках.</text:p>
      <text:p text:style-name="P2"/>
      <text:p text:style-name="P2">14. **Реверс-інжиніринг Rust-бінарників**</text:p>
      <text:p text:style-name="P2"><text:s text:c="4"/>- Особливості дизасемблювання Rust-коду.</text:p>
      <text:p text:style-name="P2"><text:s text:c="4"/>- Інструменти: Ghidra, Radare2.</text:p>
      <text:p text:style-name="P2"/>
      <text:p text:style-name="P2">---</text:p>
      <text:p text:style-name="P2"/>
      <text:p text:style-name="P2">#### **Частина 5: Практичні аспекти**</text:p>
      <text:p text:style-name="P2">15. **Створення безпечного веб-сервера на Rust**</text:p>
      <text:p text:style-name="P2"><text:s text:c="4"/>- Використання фреймворків (`actix-web`, `rocket`).</text:p>
      <text:p text:style-name="P2"><text:s text:c="4"/>- Безпека веб-додатків.</text:p>
      <text:p text:style-name="P2"/>
      <text:p text:style-name="P2">16. **Робота з криптографією в Rust**</text:p>
      <text:p text:style-name="P2"><text:s text:c="4"/>- Бібліотеки: `ring`, `sodiumoxide`.</text:p>
      <text:p text:style-name="P2"><text:s text:c="4"/>- Безпечна генерація ключів та шифрування.</text:p>
      <text:p text:style-name="P2"/>
      <text:p text:style-name="P2">17. **Написання експлоїтів для Rust-систем**</text:p>
      <text:p text:style-name="P2"><text:s text:c="4"/>- Аналіз захисту Rust перед експлоїтами.</text:p>
      <text:p text:style-name="P2"><text:s text:c="4"/>- Практичні приклади.</text:p>
      <text:p text:style-name="P2"/>
      <text:p text:style-name="P2">18. **Аудит безпеки Rust-коду**</text:p>
      <text:p text:style-name="P2"><text:s text:c="4"/>- Інструменти для аналізу коду: `clippy`, `rust-analyzer`.</text:p>
      <text:p text:style-name="P2"><text:s text:c="4"/>- Методики ручного аудиту.</text:p>
      <text:p text:style-name="P2"/>
      <text:p text:style-name="P2"><text:soft-page-break/>---</text:p>
      <text:p text:style-name="P2"/>
      <text:p text:style-name="P2">#### **Частина 6: Додаткові теми**</text:p>
      <text:p text:style-name="P2">19. **Rust в системному програмуванні**</text:p>
      <text:p text:style-name="P2"><text:s text:c="4"/>- Написання операційних систем та драйверів.</text:p>
      <text:p text:style-name="P2"><text:s text:c="4"/>- Безпека низькорівневого коду.</text:p>
      <text:p text:style-name="P2"/>
      <text:p text:style-name="P2">20. **Майбутнє Rust та безпека**</text:p>
      <text:p text:style-name="P2"><text:s text:c="4"/>- Розвиток Rust в контексті кібербезпеки.</text:p>
      <text:p text:style-name="P2"><text:s text:c="4"/>- Прогнози та нові функції.</text:p>
      <text:p text:style-name="P2"/>
      <text:p text:style-name="P2">---</text:p>
      <text:p text:style-name="P2"/>
      <text:p text:style-name="P2">### **Розрахунок кількості сторінок**</text:p>
      <text:p text:style-name="P2">- **Кількість заголовків**: 20.</text:p>
      <text:p text:style-name="P2">- **Середня кількість сторінок на розділ**: 20–25 сторінок.</text:p>
      <text:p text:style-name="P2">- **Загальна кількість сторінок**: **400–500 сторінок**.</text:p>
      <text:p text:style-name="P2"/>
      <text:p text:style-name="P2">---</text:p>
      <text:p text:style-name="P2"/>
      <text:p text:style-name="P2">### **Додаткові ресурси**</text:p>
      <text:p text:style-name="P2">1. [The Rust Programming Language Book](https://doc.rust-lang.org/book/)</text:p>
      <text:p text:style-name="P2">2. [Rust by Example](https://doc.rust-lang.org/rust-by-example/)</text:p>
      <text:p text:style-name="P2">3. [Exercism.io (Rust Track)](https://exercism.org/tracks/rust)</text:p>
      <text:p text:style-name="P2">4. [Unsafe Rust Guidelines](https://doc.rust-lang.org/nomicon/)</text:p>
      <text:p text:style-name="P2">5. [Fuzzing in Rust](https://github.com/rust-fuzz/cargo-fuzz)</text:p>
      <text:p text:style-name="P2"/>
      <text:p text:style-name="P2">Цей зміст охоплює широкий спектр тем, які будуть корисні як для початківців, так і для досвідчених програмістів, які хочуть поглянути на Rust з точки зору безпеки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**Частина 1: Вступ до Rust** <text:s/></text:p>
      <text:p text:style-name="P2">*(Розділ 1–3, ~60–75 сторінок)* <text:s/></text:p>
      <text:p text:style-name="P2"/>
      <text:p text:style-name="P2">---</text:p>
      <text:p text:style-name="P2"/>
      <text:p text:style-name="P2">### **1. Що таке Rust? Чому його обирають хакери?** <text:s/></text:p>
      <text:p text:style-name="P2">**Сторінки**: 20–25 <text:s/></text:p>
      <text:p text:style-name="P2">Rust — це мова програмування, яка поєднує високу продуктивність з безпекою. Хакери обирають Rust через: <text:s/></text:p>
      <text:p text:style-name="P2">- **Гарантії безпеки на рівні компілятора**: автоматичне запобігання buffer overflows, use-after-free та іншим уразливостям. <text:s/></text:p>
      <text:p text:style-name="P2">- **Контроль над ресурсами**: можливість працювати з низькорівневою пам’яттю без ризику збоїв. <text:s/></text:p>
      <text:p text:style-name="P2">- **Популярність в системному програмуванні**: використання для створення ядер ОС, експлоїтів, криптографічних бібліотек. <text:s/></text:p>
      <text:p text:style-name="P2"/>
      <text:p text:style-name="P2">**Приклад**: Порівняння коду на C (з уразливістю) та Rust (з захистом). <text:s/></text:p>
      <text:p text:style-name="P2"/>
      <text:p text:style-name="P2">---</text:p>
      <text:p text:style-name="P2"/>
      <text:p text:style-name="P2">### **2. Історія Rust та його вплив на безпеку систем** <text:s/></text:p>
      <text:p text:style-name="P2">**Сторінки**: 15–20 <text:s/></text:p>
      <text:p text:style-name="P2">- Зародження Rust у 2006 році як проект Mozilla для безпечного браузера. <text:s/></text:p>
      <text:p text:style-name="P2">- Еволюція до мови для критичних систем (наприклад, Firefox, Linux kernel). <text:s/></text:p>
      <text:p text:style-name="P2">- Вплив на індустрію: впровадження в blockchain (Solana, Polkadot), кібербезпеку (аналіз вразливостей в C-коді через Rust-інструменти). <text:s/></text:p>
      <text:p text:style-name="P2"/>
      <text:p text:style-name="P2">**Цікавий факт**: Перша офіційна версія Rust (2015) вже містила механізми, які сьогодні використовуються для аналізу вразливостей в legacy-системах. <text:s/></text:p>
      <text:p text:style-name="P2"/>
      <text:p text:style-name="P2">---</text:p>
      <text:p text:style-name="P2"/>
      <text:p text:style-name="P2">### **3. Встановлення Rust та перша програма** <text:s/></text:p>
      <text:p text:style-name="P2">**Сторінки**: 25–30 <text:s/></text:p>
      <text:p text:style-name="P2">**Кроки**: <text:s/></text:p>
      <text:p text:style-name="P2">1. Встановлення `rustup` (офіційний інструмент). <text:s/></text:p>
      <text:p text:style-name="P2">2. Перша програма: <text:s/></text:p>
      <text:p text:style-name="P2"><text:s text:c="3"/>```rust <text:s/></text:p>
      <text:p text:style-name="P2"><text:s text:c="3"/>fn main() { <text:s/></text:p>
      <text:p text:style-name="P2"><text:s text:c="7"/>println!("Hello, хакер!"); <text:s/></text:p>
      <text:p text:style-name="P2"><text:s text:c="3"/>} <text:s/></text:p>
      <text:p text:style-name="P2"><text:s text:c="3"/>``` <text:s/></text:p>
      <text:p text:style-name="P2">3. Аналіз безпеки: <text:s/></text:p>
      <text:p text:style-name="P2"><text:s text:c="3"/>- Чому цей код безпечний? <text:s/></text:p>
      <text:p text:style-name="P2"><text:s text:c="3"/>- Як Rust зберігає дані в пам’яті (немає неявних витоків). <text:s/></text:p>
      <text:p text:style-name="P2"/>
      <text:p text:style-name="P2"><text:soft-page-break/>**Практична задача**: Змінити програму так, щоб вона виводила секретний ключ (і показати, як Rust запобігає несанкціонованому доступу). <text:s/></text:p>
      <text:p text:style-name="P2"/>
      <text:p text:style-name="P2">---</text:p>
      <text:p text:style-name="P2"/>
      <text:p text:style-name="P2">**Посилання для поглибленого вивчення**: <text:s/></text:p>
      <text:p text:style-name="P2">- [The Rust Programming Language Book](https://doc.rust-lang.org/book/) <text:s/></text:p>
      <text:p text:style-name="P2">- [Rust: Безпека vs. Продуктивність](https://www.rust-lang.org/what) <text:s/></text:p>
      <text:p text:style-name="P2"/>
      <text:p text:style-name="P2">Ця частина закладає основи для розуміння, як Rust стає інструментом хакера: від історії до перших кроків у безпеці.</text:p>
      <text:p text:style-name="P2">**Частина 2: Безпека та влада над пам’яттю** <text:s/></text:p>
      <text:p text:style-name="P2">*(Розділ 4–7, ~80–100 сторінок)* <text:s/></text:p>
      <text:p text:style-name="P2"/>
      <text:p text:style-name="P2">---</text:p>
      <text:p text:style-name="P2"/>
      <text:p text:style-name="P2">### **4. Концепція Ownership (Володіння)** <text:s/></text:p>
      <text:p text:style-name="P2">**Сторінки**: 20–25 <text:s/></text:p>
      <text:p text:style-name="P2">**Основні теми**: <text:s/></text:p>
      <text:p text:style-name="P2">- **Правила володіння**: <text:s/></text:p>
      <text:p text:style-name="P2"><text:s text:c="2"/>- Кожне значення має власника. <text:s/></text:p>
      <text:p text:style-name="P2"><text:s text:c="2"/>- Один власник одночасно. <text:s/></text:p>
      <text:p text:style-name="P2"><text:s text:c="2"/>- Значення знищується, коли власник виходить з області видимості. <text:s/></text:p>
      <text:p text:style-name="P2"/>
      <text:p text:style-name="P2">- **Порівняння з C/C++**: <text:s/></text:p>
      <text:p text:style-name="P2"><text:s text:c="2"/>- Приклад уразливого коду на C (втрати пам’яті, double free). <text:s/></text:p>
      <text:p text:style-name="P2"><text:s text:c="2"/>- Як Rust запобігає цьому через компілятор. <text:s/></text:p>
      <text:p text:style-name="P2"/>
      <text:p text:style-name="P2">- **Практична демонстрація**: <text:s/></text:p>
      <text:p text:style-name="P2"><text:s text:c="2"/>```rust <text:s/></text:p>
      <text:p text:style-name="P2"><text:s text:c="2"/>fn main() { <text:s/></text:p>
      <text:p text:style-name="P2"><text:s text:c="6"/>let s1 = String::from("Secret data"); <text:s/></text:p>
      <text:p text:style-name="P2"><text:s text:c="6"/>let s2 = s1; // s1 більше недоступна (володіння переміщено) <text:s/></text:p>
      <text:p text:style-name="P2"><text:s text:c="6"/>// println!("{}", s1); // Помилка компіляції! <text:s/></text:p>
      <text:p text:style-name="P2"><text:s text:c="2"/>} <text:s/></text:p>
      <text:p text:style-name="P2"><text:s text:c="2"/>``` <text:s/></text:p>
      <text:p text:style-name="P2"><text:s text:c="2"/>**Аналіз**: Неможливість повторного доступу до `s1` запобігає витоку пам’яті. <text:s/></text:p>
      <text:p text:style-name="P2"/>
      <text:p text:style-name="P2">**Посилання**: [Глава про Ownership в Rust Book](https://doc.rust-lang.org/book/ch04-00-understanding-ownership.html) <text:s/></text:p>
      <text:p text:style-name="P2"/>
      <text:p text:style-name="P2">---</text:p>
      <text:p text:style-name="P2"/>
      <text:p text:style-name="P2">### **5. Borrowing (Позичання) та References (Посилання)** <text:s/></text:p>
      <text:p text:style-name="P2">**Сторінки**: 20–25 <text:s/></text:p>
      <text:p text:style-name="P2">**Основні теми**: <text:s/></text:p>
      <text:p text:style-name="P2">- **Immutable vs Mutable Borrows**: <text:s/></text:p>
      <text:p text:style-name="P2"><text:s text:c="2"/>- `&amp;T` (незмінне посилання) vs `&amp;mut T` (змінне посилання). <text:s/></text:p>
      <text:p text:style-name="P2"><text:s text:c="2"/>- Приклади атак через неправильне використання посилань в C++. <text:s/></text:p>
      <text:p text:style-name="P2"><text:soft-page-break/></text:p>
      <text:p text:style-name="P2">- **Правила Borrow Checker**: <text:s/></text:p>
      <text:p text:style-name="P2"><text:s text:c="2"/>- Не можна мати одночасно змінний і незмінний борри. <text:s/></text:p>
      <text:p text:style-name="P2"><text:s text:c="2"/>- Не можна мати кілька змінних боррів. <text:s/></text:p>
      <text:p text:style-name="P2"/>
      <text:p text:style-name="P2">- **Практична демонстрація**: <text:s/></text:p>
      <text:p text:style-name="P2"><text:s text:c="2"/>```rust <text:s/></text:p>
      <text:p text:style-name="P2"><text:s text:c="2"/>fn main() { <text:s/></text:p>
      <text:p text:style-name="P2"><text:s text:c="6"/>let mut data = vec![1, 2, 3]; <text:s/></text:p>
      <text:p text:style-name="P2"><text:s text:c="6"/>let ref1 = &amp;data; <text:s/></text:p>
      <text:p text:style-name="P2"><text:s text:c="6"/>let ref2 = &amp;mut data; // Помилка компіляції! <text:s/></text:p>
      <text:p text:style-name="P2"><text:s text:c="6"/>println!("{}, {}", ref1[0], ref2[0]); <text:s/></text:p>
      <text:p text:style-name="P2"><text:s text:c="2"/>} <text:s/></text:p>
      <text:p text:style-name="P2"><text:s text:c="2"/>``` <text:s/></text:p>
      <text:p text:style-name="P2"><text:s text:c="2"/>**Аналіз**: Rust запобігає data races на рівні компіляції. <text:s/></text:p>
      <text:p text:style-name="P2"/>
      <text:p text:style-name="P2">---</text:p>
      <text:p text:style-name="P2"/>
      <text:p text:style-name="P2">### **6. Lifetimes (Життєвий цикл)** <text:s/></text:p>
      <text:p text:style-name="P2">**Сторінки**: 15–20 <text:s/></text:p>
      <text:p text:style-name="P2">**Основні теми**: <text:s/></text:p>
      <text:p text:style-name="P2">- **Що таке lifetime?** <text:s/></text:p>
      <text:p text:style-name="P2"><text:s text:c="2"/>- Анотації `'a` для контролю часу життя даних. <text:s/></text:p>
      <text:p text:style-name="P2"><text:s text:c="2"/>- Приклади dangling pointers в C та їх відсутність в Rust. <text:s/></text:p>
      <text:p text:style-name="P2"/>
      <text:p text:style-name="P2">- **Автоматичне визначення lifetime**: <text:s/></text:p>
      <text:p text:style-name="P2"><text:s text:c="2"/>- Як компілятор самостійно вирішує більшість випадків. <text:s/></text:p>
      <text:p text:style-name="P2"><text:s text:c="2"/>- Коли потрібно явно вказувати lifetime (наприклад, у структурах). <text:s/></text:p>
      <text:p text:style-name="P2"/>
      <text:p text:style-name="P2">- **Практична демонстрація**: <text:s/></text:p>
      <text:p text:style-name="P2"><text:s text:c="2"/>```rust <text:s/></text:p>
      <text:p text:style-name="P2"><text:s text:c="2"/>fn longest&lt;'a&gt;(x: &amp;'a str, y: &amp;'a str) -&gt; &amp;'a str { <text:s/></text:p>
      <text:p text:style-name="P2"><text:s text:c="6"/>if x.len() &gt; y.len() { x } else { y } <text:s/></text:p>
      <text:p text:style-name="P2"><text:s text:c="2"/>} <text:s/></text:p>
      <text:p text:style-name="P2"><text:s text:c="2"/>``` <text:s/></text:p>
      <text:p text:style-name="P2"><text:s text:c="2"/>**Аналіз**: Явне вказівка lifetime запобігає використанню "мертвих" посилань. <text:s/></text:p>
      <text:p text:style-name="P2"/>
      <text:p text:style-name="P2">---</text:p>
      <text:p text:style-name="P2"/>
      <text:p text:style-name="P2">### **7. Safe vs Unsafe Rust** <text:s/></text:p>
      <text:p text:style-name="P2">**Сторінки**: 20–25 <text:s/></text:p>
      <text:p text:style-name="P2">**Основні теми**: <text:s/></text:p>
      <text:p text:style-name="P2">- **Коли потрібен `unsafe`**: <text:s/></text:p>
      <text:p text:style-name="P2"><text:s text:c="2"/>- Доступ до raw pointers. <text:s/></text:p>
      <text:p text:style-name="P2"><text:s text:c="2"/>- Виклик небезпечних функцій (наприклад, з C-бібліотек). <text:s/></text:p>
      <text:p text:style-name="P2"/>
      <text:p text:style-name="P2">- **Ризики `unsafe`**: <text:s/></text:p>
      <text:p text:style-name="P2"><text:s text:c="2"/>- Можливість експлуатації, якщо код написаний неправильно. <text:s/></text:p>
      <text:p text:style-name="P2"><text:soft-page-break/><text:s text:c="2"/>- Приклади CVE в Rust-проектах через `unsafe` (наприклад, [CVE-2022-21658](https://nvd.nist.gov/vuln/detail/CVE-2022-21658)). <text:s/></text:p>
      <text:p text:style-name="P2"/>
      <text:p text:style-name="P2">- **Практична демонстрація**: <text:s/></text:p>
      <text:p text:style-name="P2"><text:s text:c="2"/>```rust <text:s/></text:p>
      <text:p text:style-name="P2"><text:s text:c="2"/>unsafe { <text:s/></text:p>
      <text:p text:style-name="P2"><text:s text:c="6"/>let ptr = std::ptr::null_mut(); <text:s/></text:p>
      <text:p text:style-name="P2"><text:s text:c="6"/>*ptr = 42; // Невизначене поведінка (crash або експлоїт) <text:s/></text:p>
      <text:p text:style-name="P2"><text:s text:c="2"/>} <text:s/></text:p>
      <text:p text:style-name="P2"><text:s text:c="2"/>``` <text:s/></text:p>
      <text:p text:style-name="P2"><text:s text:c="2"/>**Аналіз**: Навіть в `unsafe` Rust вимагається ручна перевірка коректності. <text:s/></text:p>
      <text:p text:style-name="P2"/>
      <text:p text:style-name="P2">**Посилання**: [Unsafe Rust Guidelines](https://doc.rust-lang.org/nomicon/) <text:s/></text:p>
      <text:p text:style-name="P2"/>
      <text:p text:style-name="P2">---</text:p>
      <text:p text:style-name="P2"/>
      <text:p text:style-name="P2">### **Практичне завдання для читача**: <text:s/></text:p>
      <text:p text:style-name="P2">1. Напишіть програму, яка демонструє **use-after-free** в C. <text:s/></text:p>
      <text:p text:style-name="P2">2. Перепишіть її на Rust і покажіть, як компілятор блокує цю уразливість. <text:s/></text:p>
      <text:p text:style-name="P2">3. Дослідіть, як `unsafe` може обійти ці обмеження (і чому це небезпечно). <text:s/></text:p>
      <text:p text:style-name="P2"/>
      <text:p text:style-name="P2">---</text:p>
      <text:p text:style-name="P2">**Частина 4: Хакерський підхід до Rust** <text:s/></text:p>
      <text:p text:style-name="P2">*(Розділ 11–14, ~80–100 сторінок)* <text:s/></text:p>
      <text:p text:style-name="P2"/>
      <text:p text:style-name="P2">---</text:p>
      <text:p text:style-name="P2"/>
      <text:p text:style-name="P2">### **11. Аналіз уразливостей в Rust** <text:s/></text:p>
      <text:p text:style-name="P2">**Сторінки**: 20–25 <text:s/></text:p>
      <text:p text:style-name="P2">**Основні теми**: <text:s/></text:p>
      <text:p text:style-name="P2">- **Типові уразливості, яких Rust уникнутий**: <text:s/></text:p>
      <text:p text:style-name="P2"><text:s text:c="2"/>- **Buffer Overflow**: Неможливість через bounds checking. <text:s/></text:p>
      <text:p text:style-name="P2"><text:s text:c="2"/>- **Use-After-Free (UAF)**: Заблоковано системою ownership. <text:s/></text:p>
      <text:p text:style-name="P2"><text:s text:c="2"/>- **Data Races**: Запобігається borrowing rules. <text:s/></text:p>
      <text:p text:style-name="P2"/>
      <text:p text:style-name="P2">- **Реальні приклади CVE в Rust-проектах**: <text:s/></text:p>
      <text:p text:style-name="P2"><text:s text:c="2"/>- [CVE-2022-21658](https://nvd.nist.gov/vuln/detail/CVE-2022-21658) — уразливість в `std::env::vars()` через неправильну обробку нуль-термінаторів. <text:s/></text:p>
      <text:p text:style-name="P2"><text:s text:c="2"/>- **Аналіз**: Як `unsafe` код призвів до проблеми. <text:s/></text:p>
      <text:p text:style-name="P2"/>
      <text:p text:style-name="P2">- **Практична демонстрація**: <text:s/></text:p>
      <text:p text:style-name="P2"><text:s text:c="2"/>```rust <text:s/></text:p>
      <text:p text:style-name="P2"><text:s text:c="2"/>// Приклад небезпечної функції з `unsafe` <text:s/></text:p>
      <text:p text:style-name="P2"><text:s text:c="2"/>unsafe fn vulnerable_function() { <text:s/></text:p>
      <text:p text:style-name="P2"><text:s text:c="6"/>let ptr = std::alloc::alloc(std::alloc::Layout::new::&lt;i32&gt;()) as *mut i32; <text:s/></text:p>
      <text:p text:style-name="P2"><text:s text:c="6"/>*ptr = 42; <text:s/></text:p>
      <text:p text:style-name="P2"><text:s text:c="6"/>std::ptr::drop_in_place(ptr); // Double free <text:s/></text:p>
      <text:p text:style-name="P2"><text:s text:c="6"/>std::alloc::dealloc(ptr as *mut u8, std::alloc::Layout::new::&lt;i32&gt;()); <text:s/></text:p>
      <text:p text:style-name="P2"><text:s text:c="2"/>} <text:s/></text:p>
      <text:p text:style-name="P2"><text:soft-page-break/><text:s text:c="2"/>``` <text:s/></text:p>
      <text:p text:style-name="P2"><text:s text:c="2"/>**Аналіз**: Цей код може призвести до crash або експлоїту через некоректне вивільнення пам’яті. <text:s/></text:p>
      <text:p text:style-name="P2"/>
      <text:p text:style-name="P2">---</text:p>
      <text:p text:style-name="P2"/>
      <text:p text:style-name="P2">### **12. Fuzzing та тестування безпеки** <text:s/></text:p>
      <text:p text:style-name="P2">**Сторінки**: 20–25 <text:s/></text:p>
      <text:p text:style-name="P2">**Основні теми**: <text:s/></text:p>
      <text:p text:style-name="P2">- **Інструменти для fuzzing**: <text:s/></text:p>
      <text:p text:style-name="P2"><text:s text:c="2"/>- `cargo-fuzz`: Інтеграція з Cargo. <text:s/></text:p>
      <text:p text:style-name="P2"><text:s text:c="2"/>- `afl.rs`: Fuzzing через American Fuzzy Lop. <text:s/></text:p>
      <text:p text:style-name="P2"/>
      <text:p text:style-name="P2">- **Приклад fuzz-тестування**: <text:s/></text:p>
      <text:p text:style-name="P2"><text:s text:c="2"/>```rust <text:s/></text:p>
      <text:p text:style-name="P2"><text:s text:c="2"/>// Fuzz-ціль: функція, що обробляє строки <text:s/></text:p>
      <text:p text:style-name="P2"><text:s text:c="2"/>pub fn parse_data(input: &amp;str) -&gt; Option&lt;&amp;str&gt; { <text:s/></text:p>
      <text:p text:style-name="P2"><text:s text:c="6"/>input.split_whitespace().next() <text:s/></text:p>
      <text:p text:style-name="P2"><text:s text:c="2"/>} <text:s/></text:p>
      <text:p text:style-name="P2"><text:s text:c="2"/>``` <text:s/></text:p>
      <text:p text:style-name="P2"><text:s text:c="2"/>**Команда для fuzzing**: <text:s/></text:p>
      <text:p text:style-name="P2"><text:s text:c="2"/>```bash <text:s/></text:p>
      <text:p text:style-name="P2"><text:s text:c="2"/>cargo fuzz run parse_data_fuzzer <text:s/></text:p>
      <text:p text:style-name="P2"><text:s text:c="2"/>``` <text:s/></text:p>
      <text:p text:style-name="P2"/>
      <text:p text:style-name="P2">- **Як знайти уразливість через fuzzing**: <text:s/></text:p>
      <text:p text:style-name="P2"><text:s text:c="2"/>- Виявлення панічних станів (наприклад, некоректна обробка UTF-8). <text:s/></text:p>
      <text:p text:style-name="P2"/>
      <text:p text:style-name="P2">---</text:p>
      <text:p text:style-name="P2"/>
      <text:p text:style-name="P2">### **13. Експлуатація уразливостей в Rust-системах** <text:s/></text:p>
      <text:p text:style-name="P2">**Сторінки**: 20–25 <text:s/></text:p>
      <text:p text:style-name="P2">**Основні теми**: <text:s/></text:p>
      <text:p text:style-name="P2">- **Мета-експлуатація `unsafe` коду**: <text:s/></text:p>
      <text:p text:style-name="P2"><text:s text:c="2"/>- Приклади атак на `unsafe` блоки (наприклад, переповнення буферу через raw pointers). <text:s/></text:p>
      <text:p text:style-name="P2"><text:s text:c="2"/>- **CVE-2020-36323**: Уразливість в `serde_json` через некоректну десеріалізацію. <text:s/></text:p>
      <text:p text:style-name="P2"/>
      <text:p text:style-name="P2">- **Практична демонстрація**: <text:s/></text:p>
      <text:p text:style-name="P2"><text:s text:c="2"/>```rust <text:s/></text:p>
      <text:p text:style-name="P2"><text:s text:c="2"/>// Небезпечний код для експлуатації <text:s/></text:p>
      <text:p text:style-name="P2"><text:s text:c="2"/>unsafe { <text:s/></text:p>
      <text:p text:style-name="P2"><text:s text:c="6"/>let mut buffer = [0u8; 4]; <text:s/></text:p>
      <text:p text:style-name="P2"><text:s text:c="6"/>std::ptr::copy("AAAAABBBBB".as_ptr(), buffer.as_mut_ptr(), 10); // Переповнення! <text:s/></text:p>
      <text:p text:style-name="P2"><text:s text:c="2"/>} <text:s/></text:p>
      <text:p text:style-name="P2"><text:s text:c="2"/>``` <text:s/></text:p>
      <text:p text:style-name="P2"><text:s text:c="2"/>**Аналіз**: Як переповнення буферу може викликати ROP-атаку. <text:s/></text:p>
      <text:p text:style-name="P2"/>
      <text:p text:style-name="P2">---</text:p>
      <text:p text:style-name="P2"/>
      <text:p text:style-name="P2"><text:soft-page-break/>### **14. Реверс-інжиніринг Rust-бінарників** <text:s/></text:p>
      <text:p text:style-name="P2">**Сторінки**: 15–20 <text:s/></text:p>
      <text:p text:style-name="P2">**Основні теми**: <text:s/></text:p>
      <text:p text:style-name="P2">- **Особливості дизасемблювання Rust**: <text:s/></text:p>
      <text:p text:style-name="P2"><text:s text:c="2"/>- Відсутність стандартних паттернів C/C++ (наприклад, відсутність явних `malloc`/`free`). <text:s/></text:p>
      <text:p text:style-name="P2"><text:s text:c="2"/>- Робота з `cargo`-метаданими для аналізу залежностей. <text:s/></text:p>
      <text:p text:style-name="P2"/>
      <text:p text:style-name="P2">- **Інструменти**: <text:s/></text:p>
      <text:p text:style-name="P2"><text:s text:c="2"/>- **Ghidra**: Скрипти для аналізу Rust-бінарників. <text:s/></text:p>
      <text:p text:style-name="P2"><text:s text:c="2"/>- **Radare2**: Команди для виявлення `unsafe` секцій. <text:s/></text:p>
      <text:p text:style-name="P2"/>
      <text:p text:style-name="P2">- **Практична демонстрація**: <text:s/></text:p>
      <text:p text:style-name="P2"><text:s text:c="2"/>- Дизасемблювання простої програми на Rust і пошук секретного ключа в пам’яті. <text:s/></text:p>
      <text:p text:style-name="P2"/>
      <text:p text:style-name="P2">---</text:p>
      <text:p text:style-name="P2"/>
      <text:p text:style-name="P2">### **Практичне завдання для читача**: <text:s/></text:p>
      <text:p text:style-name="P2">1. Знайдіть 3 Rust-проекти на GitHub з `unsafe` кодом і проаналізуйте їх на потенційні уразливості. <text:s/></text:p>
      <text:p text:style-name="P2">2. Напишіть fuzzer для функції, що обробляє користувацький ввід. <text:s/></text:p>
      <text:p text:style-name="P2">3. Спробуйте згенерувати crash через некоректний ввід в `unsafe` функції. <text:s/></text:p>
      <text:p text:style-name="P2"/>
      <text:p text:style-name="P2">---</text:p>
      <text:p text:style-name="P2"/>
      <text:p text:style-name="P2">**Далі**: Частина 5 (Практичні аспекти) — створення безпечного веб-сервера, робота з криптографією, аудит коду. <text:s/></text:p>
      <text:p text:style-name="P2"/>
      <text:p text:style-name="P2">Хочете, щоб я розробив наступні розділи? 😊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23:06:29.876543700</meta:creation-date>
    <dc:date>2025-04-03T11:22:52.903779800</dc:date>
    <meta:editing-duration>PT11H30M12S</meta:editing-duration>
    <meta:editing-cycles>2</meta:editing-cycles>
    <meta:generator>LibreOffice/25.2.1.2$Windows_X86_64 LibreOffice_project/d3abf4aee5fd705e4a92bba33a32f40bc4e56f49</meta:generator>
    <meta:print-date>2025-04-02T23:15:42.198330700</meta:print-date>
    <meta:printed-by>PDF files</meta:printed-by>
    <meta:document-statistic meta:table-count="0" meta:image-count="0" meta:object-count="0" meta:page-count="9" meta:paragraph-count="293" meta:word-count="1565" meta:character-count="12583" meta:non-whitespace-character-count="10533"/>
  </office:meta>
</office:document-meta>
</file>